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Helvetica Neue" svg:font-family="'Helvetica Neue', Helvetica, Arial, sans-serif"/>
    <style:font-face style:name="Mangal1" svg:font-family="Mangal"/>
    <style:font-face style:name="Open Sans" svg:font-family="'Open Sans', 'Helvetica Neue', Helvetica, Arial, sans-serif"/>
    <style:font-face style:name="source-code-pro" svg:font-family="source-code-pro, Consolas, monospace"/>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paragraph-rsid="0029817a"/>
    </style:style>
    <style:style style:name="P2" style:family="paragraph" style:parent-style-name="Header">
      <style:paragraph-properties fo:text-align="end" style:justify-single-word="false"/>
      <style:text-properties style:font-name="Verdana" fo:font-size="8pt" fo:font-style="italic" style:text-underline-style="solid" style:text-underline-width="auto" style:text-underline-color="font-color" officeooo:paragraph-rsid="0029817a" style:font-size-asian="8pt" style:font-style-asian="italic" style:font-name-complex="Verdana" style:font-size-complex="8pt" style:font-style-complex="italic"/>
    </style:style>
    <style:style style:name="P3" style:family="paragraph" style:parent-style-name="Footer">
      <style:paragraph-properties fo:text-align="end" style:justify-single-word="false"/>
    </style:style>
    <style:style style:name="P4" style:family="paragraph" style:parent-style-name="Standard">
      <style:text-properties style:font-name="Verdana" fo:font-size="11pt" fo:font-weight="bold" officeooo:rsid="003450ef" officeooo:paragraph-rsid="003450ef" style:font-size-asian="11pt" style:font-weight-asian="bold" style:font-name-complex="Verdana" style:font-size-complex="11pt"/>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style:font-name="Verdana" fo:font-size="10pt" officeooo:rsid="00353467" officeooo:paragraph-rsid="003450ef" style:font-size-asian="10pt" style:font-size-complex="10pt"/>
    </style:style>
    <style:style style:name="P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style:font-name="Verdana" fo:font-size="10pt" officeooo:rsid="0039679c" officeooo:paragraph-rsid="0039679c" style:font-size-asian="10pt" style:font-size-complex="10pt"/>
    </style:style>
    <style:style style:name="P7" style:family="paragraph" style:parent-style-name="Standard">
      <loext:graphic-properties draw:fill="solid" draw:fill-color="#eeeeee" draw:opacity="100%"/>
      <style:paragraph-properties fo:margin-left="0cm" fo:margin-right="0cm" fo:margin-top="0cm" fo:margin-bottom="0.265cm" loext:contextual-spacing="false" fo:text-align="start" style:justify-single-word="false" fo:orphans="2" fo:widows="2" fo:text-indent="0cm" style:auto-text-indent="false" fo:background-color="#eeeeee" fo:padding="0cm" fo:border="none"/>
      <style:text-properties officeooo:paragraph-rsid="0039679c"/>
    </style:style>
    <style:style style:name="P8" style:family="paragraph" style:parent-style-name="Preformatted_20_Text">
      <loext:graphic-properties draw:fill="solid" draw:fill-color="#eeeeee" draw:opacity="100%"/>
      <style:paragraph-properties fo:margin-left="0cm" fo:margin-right="0cm" fo:margin-top="0cm" fo:margin-bottom="0.265cm" loext:contextual-spacing="false" fo:text-align="start" style:justify-single-word="false" fo:orphans="2" fo:widows="2" fo:text-indent="0cm" style:auto-text-indent="false" fo:background-color="#eeeeee" fo:padding="0cm" fo:border="none"/>
      <style:text-properties officeooo:paragraph-rsid="0039679c"/>
    </style:style>
    <style:style style:name="P9" style:family="paragraph" style:parent-style-name="Standard">
      <loext:graphic-properties draw:fill="solid" draw:fill-color="#eeeeee" draw:opacity="100%"/>
      <style:paragraph-properties fo:margin-left="0cm" fo:margin-right="0cm" fo:margin-top="0cm" fo:margin-bottom="0.265cm" loext:contextual-spacing="false" fo:text-align="start" style:justify-single-word="false" fo:orphans="2" fo:widows="2" fo:text-indent="0cm" style:auto-text-indent="false" fo:break-before="page" fo:background-color="#eeeeee" fo:padding="0cm" fo:border="none"/>
      <style:text-properties officeooo:paragraph-rsid="0039679c"/>
    </style:style>
    <style:style style:name="P10"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style:text-properties style:font-name="Verdana" fo:font-size="10pt" officeooo:rsid="00353467" officeooo:paragraph-rsid="003450ef" style:font-size-asian="10pt" style:font-size-complex="10pt"/>
    </style:style>
    <style:style style:name="P11" style:family="paragraph" style:parent-style-name="Text_20_body">
      <style:paragraph-properties fo:margin-left="0cm" fo:margin-right="0cm" fo:orphans="2" fo:widows="2" fo:text-indent="0cm" style:auto-text-indent="false"/>
      <style:text-properties fo:font-variant="normal" fo:text-transform="none" fo:color="#313131" style:font-name="Open Sans" fo:font-size="12pt" fo:letter-spacing="normal" fo:font-style="normal" fo:font-weight="normal"/>
    </style:style>
    <style:style style:name="P12"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313131" style:font-name="Open Sans" fo:letter-spacing="normal" fo:font-style="normal" fo:font-weight="normal"/>
    </style:style>
    <style:style style:name="P13"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cm" fo:border="none"/>
    </style:style>
    <style:style style:name="P14"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cm" fo:border="none"/>
      <style:text-properties officeooo:paragraph-rsid="0039679c"/>
    </style:style>
    <style:style style:name="P15"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cm" fo:border="none"/>
      <style:text-properties officeooo:paragraph-rsid="003ae996"/>
    </style:style>
    <style:style style:name="P16" style:family="paragraph" style:parent-style-name="Preformatted_20_Text">
      <style:text-properties officeooo:paragraph-rsid="003450ef"/>
    </style:style>
    <style:style style:name="P17" style:family="paragraph" style:parent-style-name="Standard" style:master-page-name="Standard">
      <style:paragraph-properties style:page-number="auto"/>
      <style:text-properties fo:font-variant="normal" fo:text-transform="none" fo:color="#333333" style:font-name="Helvetica Neue" fo:font-size="18pt" fo:letter-spacing="normal" fo:font-style="normal" fo:font-weight="bold" officeooo:rsid="003450ef" officeooo:paragraph-rsid="003450ef" style:font-size-asian="11pt" style:font-weight-asian="bold" style:font-name-complex="Verdana" style:font-size-complex="11pt"/>
    </style:style>
    <style:style style:name="P18" style:family="paragraph" style:parent-style-name="Standard">
      <style:text-properties fo:font-variant="normal" fo:text-transform="none" fo:color="#333333" style:font-name="Helvetica Neue" fo:font-size="18pt" fo:letter-spacing="normal" fo:font-style="normal" fo:font-weight="bold" officeooo:paragraph-rsid="003450ef"/>
    </style:style>
    <style:style style:name="P19" style:family="paragraph" style:parent-style-name="Heading_20_2">
      <loext:graphic-properties draw:fill="solid" draw:fill-color="#ffffff" draw:opacity="100%"/>
      <style:paragraph-properties fo:margin-left="0cm" fo:margin-right="0cm" fo:margin-top="0cm" fo:margin-bottom="0.265cm" loext:contextual-spacing="false" fo:line-height="120%" fo:text-align="start" style:justify-single-word="false" fo:orphans="2" fo:widows="2" fo:text-indent="0cm" style:auto-text-indent="false" fo:background-color="#ffffff" fo:padding="0cm" fo:border="none"/>
      <style:text-properties fo:font-variant="normal" fo:text-transform="none" fo:color="#313131" style:font-name="Open Sans" fo:letter-spacing="normal" fo:font-style="normal" fo:font-weight="bold" officeooo:paragraph-rsid="003a8801"/>
    </style:style>
    <style:style style:name="P20" style:family="paragraph" style:parent-style-name="Heading_20_2">
      <loext:graphic-properties draw:fill="solid" draw:fill-color="#ffffff" draw:opacity="100%"/>
      <style:paragraph-properties fo:margin-left="0cm" fo:margin-right="0cm" fo:margin-top="0cm" fo:margin-bottom="0.265cm" loext:contextual-spacing="false" fo:line-height="120%" fo:orphans="2" fo:widows="2" fo:text-indent="0cm" style:auto-text-indent="false" fo:background-color="#ffffff" fo:padding="0cm" fo:border="none"/>
      <style:text-properties fo:font-variant="normal" fo:text-transform="none" fo:color="#313131" style:font-name="Open Sans" fo:letter-spacing="normal" fo:font-style="normal" fo:font-weight="bold"/>
    </style:style>
    <style:style style:name="P21" style:family="paragraph" style:parent-style-name="Heading_20_3">
      <style:text-properties fo:font-variant="normal" fo:text-transform="none" fo:color="#333333" style:font-name="Helvetica Neue" fo:font-size="18pt" fo:letter-spacing="normal" fo:font-style="normal" fo:font-weight="bold" officeooo:paragraph-rsid="003450ef"/>
    </style:style>
    <style:style style:name="P22" style:family="paragraph" style:parent-style-name="Heading_20_3">
      <loext:graphic-properties draw:fill="solid" draw:fill-color="#eeeeee" draw:opacity="100%"/>
      <style:paragraph-properties fo:margin-left="0cm" fo:margin-right="0cm" fo:margin-top="0cm" fo:margin-bottom="0.265cm" loext:contextual-spacing="false" fo:text-align="start" style:justify-single-word="false" fo:orphans="2" fo:widows="2" fo:text-indent="0cm" style:auto-text-indent="false" fo:background-color="#eeeeee" fo:padding="0cm" fo:border="none"/>
      <style:text-properties fo:font-variant="normal" fo:text-transform="none" fo:color="#333333" style:font-name="Helvetica Neue" fo:font-size="18pt" fo:letter-spacing="normal" fo:font-style="normal" fo:font-weight="bold" officeooo:rsid="0036b66b" officeooo:paragraph-rsid="0039679c" style:font-size-asian="10pt" style:font-size-complex="10pt"/>
    </style:style>
    <style:style style:name="P23" style:family="paragraph" style:parent-style-name="Heading_20_3">
      <loext:graphic-properties draw:fill="solid" draw:fill-color="#eeeeee" draw:opacity="100%"/>
      <style:paragraph-properties fo:margin-left="0cm" fo:margin-right="0cm" fo:margin-top="0cm" fo:margin-bottom="0.265cm" loext:contextual-spacing="false" fo:text-align="start" style:justify-single-word="false" fo:orphans="2" fo:widows="2" fo:text-indent="0cm" style:auto-text-indent="false" fo:background-color="#eeeeee" fo:padding="0cm" fo:border="none"/>
      <style:text-properties fo:font-variant="normal" fo:text-transform="none" fo:color="#333333" style:font-name="Helvetica Neue" fo:font-size="18pt" fo:letter-spacing="normal" fo:font-style="normal" fo:font-weight="bold" officeooo:rsid="0036b66b" officeooo:paragraph-rsid="00380c14" style:font-size-asian="10pt" style:font-size-complex="10pt"/>
    </style:style>
    <style:style style:name="P24" style:family="paragraph" style:parent-style-name="Heading_20_3">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8pt" fo:letter-spacing="normal" fo:font-style="normal" fo:font-weight="bold" officeooo:rsid="0036b66b" officeooo:paragraph-rsid="0036b66b" style:font-size-asian="10pt" style:font-size-complex="10pt"/>
    </style:style>
    <style:style style:name="T1" style:family="text">
      <style:text-properties style:font-name="Verdana" fo:font-size="8pt" fo:font-style="italic" style:text-underline-style="solid" style:text-underline-width="auto" style:text-underline-color="font-color" style:font-size-asian="8pt" style:font-style-asian="italic" style:font-name-complex="Verdana" style:font-size-complex="8pt" style:font-style-complex="italic"/>
    </style:style>
    <style:style style:name="T2" style:family="text">
      <style:text-properties style:font-name="Verdana" fo:font-size="8pt" fo:font-style="italic" style:text-underline-style="solid" style:text-underline-width="auto" style:text-underline-color="font-color" officeooo:rsid="00327408" style:font-size-asian="8pt" style:font-style-asian="italic" style:font-name-complex="Verdana" style:font-size-complex="8pt" style:font-style-complex="italic"/>
    </style:style>
    <style:style style:name="T3" style:family="text">
      <style:text-properties style:font-name="Verdana" fo:font-size="8pt" fo:font-style="italic" style:text-underline-style="solid" style:text-underline-width="auto" style:text-underline-color="font-color" officeooo:rsid="00362417" style:font-size-asian="8pt" style:font-style-asian="italic" style:font-name-complex="Verdana" style:font-size-complex="8pt" style:font-style-complex="italic"/>
    </style:style>
    <style:style style:name="T4" style:family="text">
      <style:text-properties style:font-name="Verdana" fo:font-size="8pt" fo:font-style="italic" style:text-underline-style="solid" style:text-underline-width="auto" style:text-underline-color="font-color" officeooo:rsid="003450ef" style:font-size-asian="8pt" style:font-style-asian="italic" style:font-name-complex="Verdana" style:font-size-complex="8pt" style:font-style-complex="italic"/>
    </style:style>
    <style:style style:name="T5" style:family="text">
      <style:text-properties style:font-name="Verdana" fo:font-size="8pt" fo:font-style="italic" style:text-underline-style="solid" style:text-underline-width="auto" style:text-underline-color="font-color" officeooo:rsid="003be3cf" style:font-size-asian="8pt" style:font-style-asian="italic" style:font-name-complex="Verdana" style:font-size-complex="8pt" style:font-style-complex="italic"/>
    </style:style>
    <style:style style:name="T6" style:family="text">
      <style:text-properties style:font-name="Verdana" fo:font-size="8pt" fo:font-style="italic" style:font-size-asian="8pt" style:font-style-asian="italic" style:font-name-complex="Verdana" style:font-size-complex="8pt" style:font-style-complex="italic"/>
    </style:style>
    <style:style style:name="T7" style:family="text">
      <style:text-properties fo:font-variant="normal" fo:text-transform="none" fo:color="#333333" style:font-name="Helvetica Neue" fo:font-size="18pt" fo:letter-spacing="normal" fo:font-style="normal" fo:font-weight="bold" officeooo:rsid="0036b66b" style:font-size-asian="10pt" style:font-size-complex="10pt" loext:padding="0cm" loext:border="none"/>
    </style:style>
    <style:style style:name="T8" style:family="text">
      <style:text-properties fo:font-variant="normal" fo:text-transform="none" fo:color="#333333" style:font-name="Helvetica Neue" fo:font-size="18pt" fo:letter-spacing="normal" fo:font-style="normal" fo:font-weight="bold" officeooo:rsid="00380c14" style:font-size-asian="10pt" style:font-size-complex="10pt" loext:padding="0cm" loext:border="none"/>
    </style:style>
    <style:style style:name="T9" style:family="text">
      <style:text-properties fo:font-variant="normal" fo:text-transform="none" fo:color="#333333" style:font-name="Helvetica Neue" fo:font-size="18pt" fo:letter-spacing="normal" fo:font-style="normal" fo:font-weight="bold" officeooo:rsid="0039679c" style:font-size-asian="10pt" style:font-size-complex="10pt" loext:padding="0cm" loext:border="none"/>
    </style:style>
    <style:style style:name="T10" style:family="text">
      <style:text-properties fo:font-variant="normal" fo:text-transform="none" fo:color="#333333" style:font-name="Helvetica Neue" fo:font-size="18pt" fo:letter-spacing="normal" fo:font-style="normal" fo:font-weight="bold" loext:padding="0cm" loext:border="none"/>
    </style:style>
    <style:style style:name="T11" style:family="text">
      <style:text-properties fo:font-variant="normal" fo:text-transform="none" fo:color="#333333" style:font-name="source-code-pro" fo:font-size="11.25pt" fo:letter-spacing="normal" fo:font-style="normal" fo:font-weight="normal" loext:padding="0cm" loext:border="none"/>
    </style:style>
    <style:style style:name="T12" style:family="text">
      <style:text-properties fo:font-variant="normal" fo:text-transform="none" fo:color="#333333" style:font-name="source-code-pro" fo:font-size="11.25pt" fo:letter-spacing="normal" fo:font-style="normal" fo:font-weight="normal" officeooo:rsid="0039679c" loext:padding="0cm" loext:border="none"/>
    </style:style>
    <style:style style:name="T13" style:family="text">
      <style:text-properties fo:font-variant="normal" fo:text-transform="none" fo:color="#333333" style:font-name="source-code-pro" fo:font-size="11.25pt" fo:letter-spacing="normal" fo:font-style="normal" fo:font-weight="normal" officeooo:rsid="0039679c" style:font-size-asian="10pt" style:font-size-complex="10pt" loext:padding="0cm" loext:border="none"/>
    </style:style>
    <style:style style:name="T14" style:family="text">
      <style:text-properties fo:font-variant="normal" fo:text-transform="none" fo:color="#333333" style:font-name="source-code-pro" fo:font-size="11.25pt" fo:letter-spacing="normal" fo:font-style="normal" fo:font-weight="normal" officeooo:rsid="003ae996" loext:padding="0cm" loext:border="none"/>
    </style:style>
    <style:style style:name="T15" style:family="text">
      <style:text-properties fo:font-variant="normal" fo:text-transform="none" fo:color="#333333" style:font-name="source-code-pro" fo:font-size="11.25pt" fo:letter-spacing="normal" fo:font-style="normal" fo:font-weight="bold" loext:padding="0cm" loext:border="none"/>
    </style:style>
    <style:style style:name="T16" style:family="text">
      <style:text-properties fo:font-variant="normal" fo:text-transform="none" fo:color="#333333" style:font-name="source-code-pro" fo:font-size="11.25pt" fo:letter-spacing="normal" fo:font-style="normal" fo:font-weight="bold" officeooo:rsid="0039679c" style:font-size-asian="10pt" style:font-size-complex="10pt" loext:padding="0cm" loext:border="none"/>
    </style:style>
    <style:style style:name="T17" style:family="text">
      <style:text-properties fo:font-variant="normal" fo:text-transform="none" fo:color="#333333" style:font-name="source-code-pro" fo:font-size="11.25pt" fo:letter-spacing="normal" fo:font-style="normal" fo:font-weight="bold" officeooo:rsid="0039679c" style:font-weight-asian="bold" style:font-weight-complex="bold" loext:padding="0cm" loext:border="none"/>
    </style:style>
    <style:style style:name="T18" style:family="text">
      <style:text-properties fo:font-variant="normal" fo:text-transform="none" fo:color="#333333" fo:letter-spacing="normal" loext:padding="0cm" loext:border="none"/>
    </style:style>
    <style:style style:name="T19" style:family="text">
      <style:text-properties fo:font-variant="normal" fo:text-transform="none" fo:color="#333333" style:font-name="Liberation Mono" fo:font-size="8pt" fo:letter-spacing="normal" fo:font-style="italic" fo:font-weight="normal" officeooo:rsid="0039679c" style:font-size-asian="8pt" style:font-style-asian="italic" style:font-size-complex="8pt" style:font-style-complex="italic" loext:padding="0cm" loext:border="none"/>
    </style:style>
    <style:style style:name="T20" style:family="text">
      <style:text-properties fo:font-variant="normal" fo:text-transform="none" fo:color="#999988" style:font-name="source-code-pro" fo:font-size="11.25pt" fo:letter-spacing="normal" fo:font-style="italic" fo:font-weight="normal" loext:padding="0cm" loext:border="none"/>
    </style:style>
    <style:style style:name="T21" style:family="text">
      <style:text-properties fo:font-variant="normal" fo:text-transform="none" fo:color="#999988" style:font-name="source-code-pro" fo:font-size="11.25pt" fo:letter-spacing="normal" fo:font-style="italic" fo:font-weight="normal" officeooo:rsid="0036b66b" loext:padding="0cm" loext:border="none"/>
    </style:style>
    <style:style style:name="T22" style:family="text">
      <style:text-properties fo:font-variant="normal" fo:text-transform="none" fo:color="#999988" style:font-name="source-code-pro" fo:font-size="11.25pt" fo:letter-spacing="normal" fo:font-style="italic" fo:font-weight="normal" officeooo:rsid="00380c14" loext:padding="0cm" loext:border="none"/>
    </style:style>
    <style:style style:name="T23" style:family="text">
      <style:text-properties fo:font-variant="normal" fo:text-transform="none" fo:color="#dd1144" style:font-name="source-code-pro" fo:font-size="11.25pt" fo:letter-spacing="normal" fo:font-style="normal" fo:font-weight="normal" loext:padding="0cm" loext:border="none"/>
    </style:style>
    <style:style style:name="T24" style:family="text">
      <style:text-properties fo:font-variant="normal" fo:text-transform="none" fo:color="#dd1144" style:font-name="source-code-pro" fo:font-size="11.25pt" fo:letter-spacing="normal" fo:font-style="normal" fo:font-weight="normal" officeooo:rsid="0036b66b" loext:padding="0cm" loext:border="none"/>
    </style:style>
    <style:style style:name="T25" style:family="text">
      <style:text-properties fo:font-variant="normal" fo:text-transform="none" fo:color="#dd1144" style:font-name="source-code-pro" fo:font-size="11.25pt" fo:letter-spacing="normal" fo:font-style="normal" fo:font-weight="normal" officeooo:rsid="0039679c" style:font-size-asian="10pt" style:font-size-complex="10pt" loext:padding="0cm" loext:border="none"/>
    </style:style>
    <style:style style:name="T26" style:family="text">
      <style:text-properties fo:font-variant="normal" fo:text-transform="none" fo:color="#313131" style:font-name="Open Sans" fo:font-size="11.25pt" fo:letter-spacing="normal" fo:font-style="normal" fo:font-weight="bold" loext:padding="0cm" loext:border="none"/>
    </style:style>
    <style:style style:name="T27" style:family="text">
      <style:text-properties officeooo:rsid="00362417"/>
    </style:style>
    <style:style style:name="T28" style:family="text">
      <style:text-properties style:font-name="Helvetica Neue" officeooo:rsid="00380c14" loext:padding="0cm" loext:border="none"/>
    </style:style>
    <style:style style:name="T29" style:family="text">
      <style:text-properties style:font-name="Helvetica Neue" officeooo:rsid="0039679c" loext:padding="0cm" loext:border="none"/>
    </style:style>
    <style:style style:name="T30" style:family="text">
      <style:text-properties style:font-name="Open Sans" fo:font-size="11.25pt" officeooo:rsid="003a8801" loext:padding="0cm" loext:border="none"/>
    </style:style>
    <style:style style:name="T31" style:family="text">
      <style:text-properties style:font-name="Open Sans" fo:font-size="11.25pt" style:text-underline-style="solid" style:text-underline-width="auto" style:text-underline-color="font-color" officeooo:rsid="003a8801" style:font-weight-asian="bold" style:font-weight-complex="bold" loext:padding="0cm" loext:border="none"/>
    </style:style>
    <style:style style:name="T32" style:family="text">
      <style:text-properties fo:font-size="10.5pt" fo:font-weight="bold" fo:background-color="transparent" loext:char-shading-value="0" loext:padding="0cm" loext:border="none"/>
    </style:style>
    <style:style style:name="T33" style:family="text">
      <style:text-properties officeooo:rsid="003be3cf"/>
    </style:style>
    <style:style style:name="fr1" style:family="graphic" style:parent-style-name="Frame">
      <style:graphic-properties style:wrap="parallel"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7">Eventos</text:span> JQUERY</text:p>
      <text:p text:style-name="P4"/>
      <text:h text:style-name="P21" text:outline-level="3">Simples</text:h>
      <text:p text:style-name="P18"><draw:frame draw:style-name="fr1" draw:name="Marco1" text:anchor-type="paragraph" svg:x="0.025cm" svg:y="0.083cm" svg:width="15.214cm" draw:z-index="0"><draw:text-box fo:min-height="3.044cm"><text:p text:style-name="P16"><text:span text:style-name="Source_20_Text"><text:span text:style-name="T20">// </text:span></text:span><text:span text:style-name="Source_20_Text"><text:span text:style-name="T21">Al pulsar en un elemento p se muestra en consola un mensaje</text:span></text:span><text:span text:style-name="Source_20_Text"><text:span text:style-name="T20">.</text:span></text:span></text:p><text:p text:style-name="P13"><text:span text:style-name="Source_20_Text"><text:span text:style-name="T11">$( </text:span></text:span><text:span text:style-name="Source_20_Text"><text:span text:style-name="T23">"p"</text:span></text:span><text:span text:style-name="Source_20_Text"><text:span text:style-name="T11"> ).on( </text:span></text:span><text:span text:style-name="Source_20_Text"><text:span text:style-name="T23">"click"</text:span></text:span><text:span text:style-name="Source_20_Text"><text:span text:style-name="T11">, </text:span></text:span><text:span text:style-name="Source_20_Text"><text:span text:style-name="T15">function</text:span></text:span><text:span text:style-name="Source_20_Text"><text:span text:style-name="T11">() {</text:span></text:span></text:p><text:p text:style-name="P13"><text:span text:style-name="Source_20_Text"><text:span text:style-name="T18"><text:s text:c="4"/></text:span></text:span><text:span text:style-name="Source_20_Text"><text:span text:style-name="T11">console.log( </text:span></text:span><text:span text:style-name="Source_20_Text"><text:span text:style-name="T23">"&lt;p&gt; </text:span></text:span><text:span text:style-name="Source_20_Text"><text:span text:style-name="T24">fue pulsado</text:span></text:span><text:span text:style-name="Source_20_Text"><text:span text:style-name="T23">"</text:span></text:span><text:span text:style-name="Source_20_Text"><text:span text:style-name="T11"> );</text:span></text:span></text:p><text:p text:style-name="P13"><text:span text:style-name="Source_20_Text"><text:span text:style-name="T11">});</text:span></text:span></text:p></draw:text-box></draw:frame></text:p>
      <text:p text:style-name="P18"/>
      <text:p text:style-name="P18"/>
      <text:p text:style-name="P18"/>
      <text:p text:style-name="P16"><text:span text:style-name="Source_20_Text"><text:span text:style-name="T10"/></text:span></text:p>
      <text:p text:style-name="P5"/>
      <text:p text:style-name="P5"/>
      <text:h text:style-name="P22" text:outline-level="3"><text:span text:style-name="Source_20_Text"><text:span text:style-name="T29">Evento Blur.</text:span></text:span></text:h>
      <text:p text:style-name="P6">El evento Bluf ocurre cuando se pierde el foco en un input.</text:p>
      <text:p text:style-name="P6"/>
      <text:p text:style-name="P6"/>
      <text:p text:style-name="P6">&lt;!DOCTYPE html&gt;</text:p>
      <text:p text:style-name="P6">&lt;html&gt;</text:p>
      <text:p text:style-name="P6">&lt;head&gt;</text:p>
      <text:p text:style-name="P6">&lt;script src="//code.jquery.com/jquery-1.11.1.min.js"&gt;&lt;/script&gt;</text:p>
      <text:p text:style-name="P6"><text:s text:c="2"/>&lt;meta charset="utf-8"&gt;</text:p>
      <text:p text:style-name="P6"><text:s text:c="2"/>&lt;title&gt;jQuery: Attach a function to the blur event&lt;/title&gt;</text:p>
      <text:p text:style-name="P6">&lt;/head&gt;</text:p>
      <text:p text:style-name="P6">&lt;body&gt;</text:p>
      <text:p text:style-name="P6">&lt;form&gt;</text:p>
      <text:p text:style-name="P6">&lt;input id="field1" type="text" value="Field 1"&gt;</text:p>
      <text:p text:style-name="P6">&lt;input id="field2" type="text" value="Field 2"&gt;</text:p>
      <text:p text:style-name="P6">&lt;/form&gt;</text:p>
      <text:p text:style-name="P6"><text:s text:c="2"/>&lt;p&gt;Write something in the input Field 1, and then click outside the field to check lose focus.&lt;/p&gt;</text:p>
      <text:p text:style-name="P6"><text:soft-page-break/></text:p>
      <text:p text:style-name="P6">$( "#field1" ).blur(function() {</text:p>
      <text:p text:style-name="P6"><text:s text:c="2"/>alert( "Lose focus from Field1" );</text:p>
      <text:p text:style-name="P6">});</text:p>
      <text:p text:style-name="P6">&lt;/body&gt;</text:p>
      <text:p text:style-name="P6">&lt;/html&gt;</text:p>
      <text:p text:style-name="P5"/>
      <text:p text:style-name="P5"/>
      <text:h text:style-name="P24" text:outline-level="3">Varios eventos </text:h>
      <text:p text:style-name="P10"><text:span text:style-name="Source_20_Text"><text:span text:style-name="T20">// </text:span></text:span><text:span text:style-name="Source_20_Text"><text:span text:style-name="T21">Cuando un usuario se situe </text:span></text:span><text:span text:style-name="Source_20_Text"><text:span text:style-name="T22">sobre cualquier div o lo abandone se muestra un mensaje</text:span></text:span></text:p>
      <text:p text:style-name="P13"><text:span text:style-name="Source_20_Text"><text:span text:style-name="T20">// we expect a console message bind to multiple events</text:span></text:span></text:p>
      <text:p text:style-name="P13"><text:span text:style-name="Source_20_Text"><text:span text:style-name="T11">$( </text:span></text:span><text:span text:style-name="Source_20_Text"><text:span text:style-name="T23">"div"</text:span></text:span><text:span text:style-name="Source_20_Text"><text:span text:style-name="T11"> ).on( </text:span></text:span><text:span text:style-name="Source_20_Text"><text:span text:style-name="T23">"mouseenter mouseleave"</text:span></text:span><text:span text:style-name="Source_20_Text"><text:span text:style-name="T11">, </text:span></text:span><text:span text:style-name="Source_20_Text"><text:span text:style-name="T15">function</text:span></text:span><text:span text:style-name="Source_20_Text"><text:span text:style-name="T11">() {</text:span></text:span></text:p>
      <text:p text:style-name="P13"><text:span text:style-name="Source_20_Text"><text:span text:style-name="T18"><text:s text:c="4"/></text:span></text:span><text:span text:style-name="Source_20_Text"><text:span text:style-name="T11">console.log( </text:span></text:span><text:span text:style-name="Source_20_Text"><text:span text:style-name="T23">"mouse hovered over or left a div"</text:span></text:span><text:span text:style-name="Source_20_Text"><text:span text:style-name="T11"> );</text:span></text:span></text:p>
      <text:p text:style-name="P13"><text:span text:style-name="Source_20_Text"><text:span text:style-name="T11">});</text:span></text:span></text:p>
      <text:p text:style-name="P13"><text:span text:style-name="Source_20_Text"><text:span text:style-name="T11"/></text:span></text:p>
      <text:p text:style-name="P13"><text:span text:style-name="Source_20_Text"><text:span text:style-name="T11"/></text:span></text:p>
      <text:h text:style-name="P23" text:outline-level="3"><text:span text:style-name="Source_20_Text"><text:span text:style-name="T7">Varios eventos, </text:span></text:span><text:span text:style-name="Source_20_Text"><text:span text:style-name="T28">acciones en función del evento</text:span></text:span></text:h>
      <text:p text:style-name="P13"><text:span text:style-name="Source_20_Text"><text:span text:style-name="T11"/></text:span></text:p>
      <text:p text:style-name="P13"><text:span text:style-name="Source_20_Text"><text:span text:style-name="T11">$( </text:span></text:span><text:span text:style-name="Source_20_Text"><text:span text:style-name="T23">"div"</text:span></text:span><text:span text:style-name="Source_20_Text"><text:span text:style-name="T11"> ).on({</text:span></text:span></text:p>
      <text:p text:style-name="P13"><text:span text:style-name="Source_20_Text"><text:span text:style-name="T18"><text:s text:c="4"/></text:span></text:span><text:span text:style-name="Source_20_Text"><text:span text:style-name="T11">mouseenter: </text:span></text:span><text:span text:style-name="Source_20_Text"><text:span text:style-name="T15">function</text:span></text:span><text:span text:style-name="Source_20_Text"><text:span text:style-name="T11">() {</text:span></text:span></text:p>
      <text:p text:style-name="P13"><text:span text:style-name="Source_20_Text"><text:span text:style-name="T18"><text:s text:c="8"/></text:span></text:span><text:span text:style-name="Source_20_Text"><text:span text:style-name="T11">console.log( </text:span></text:span><text:span text:style-name="Source_20_Text"><text:span text:style-name="T23">"hovered over a div"</text:span></text:span><text:span text:style-name="Source_20_Text"><text:span text:style-name="T11"> );</text:span></text:span></text:p>
      <text:p text:style-name="P13"><text:span text:style-name="Source_20_Text"><text:span text:style-name="T18"><text:s text:c="4"/></text:span></text:span><text:span text:style-name="Source_20_Text"><text:span text:style-name="T11">},</text:span></text:span></text:p>
      <text:p text:style-name="P13"><text:span text:style-name="Source_20_Text"><text:span text:style-name="T18"><text:s text:c="4"/></text:span></text:span><text:span text:style-name="Source_20_Text"><text:span text:style-name="T11">mouseleave: </text:span></text:span><text:span text:style-name="Source_20_Text"><text:span text:style-name="T15">function</text:span></text:span><text:span text:style-name="Source_20_Text"><text:span text:style-name="T11">() {</text:span></text:span></text:p>
      <text:p text:style-name="P13"><text:span text:style-name="Source_20_Text"><text:span text:style-name="T18"><text:s text:c="8"/></text:span></text:span><text:span text:style-name="Source_20_Text"><text:span text:style-name="T11">console.log( </text:span></text:span><text:span text:style-name="Source_20_Text"><text:span text:style-name="T23">"mouse left a div"</text:span></text:span><text:span text:style-name="Source_20_Text"><text:span text:style-name="T11"> );</text:span></text:span></text:p>
      <text:p text:style-name="P13"><text:span text:style-name="Source_20_Text"><text:span text:style-name="T18"><text:s text:c="4"/></text:span></text:span><text:span text:style-name="Source_20_Text"><text:span text:style-name="T11">},</text:span></text:span></text:p>
      <text:p text:style-name="P13"><text:span text:style-name="Source_20_Text"><text:span text:style-name="T18"><text:s text:c="4"/></text:span></text:span><text:span text:style-name="Source_20_Text"><text:span text:style-name="T11">click: </text:span></text:span><text:span text:style-name="Source_20_Text"><text:span text:style-name="T15">function</text:span></text:span><text:span text:style-name="Source_20_Text"><text:span text:style-name="T11">() {</text:span></text:span></text:p>
      <text:p text:style-name="P13"><text:span text:style-name="Source_20_Text"><text:span text:style-name="T18"><text:s text:c="8"/></text:span></text:span><text:span text:style-name="Source_20_Text"><text:span text:style-name="T11">console.log( </text:span></text:span><text:span text:style-name="Source_20_Text"><text:span text:style-name="T23">"clicked on a div"</text:span></text:span><text:span text:style-name="Source_20_Text"><text:span text:style-name="T11"> );</text:span></text:span></text:p>
      <text:p text:style-name="P13"><text:span text:style-name="Source_20_Text"><text:span text:style-name="T18"><text:s text:c="4"/></text:span></text:span><text:span text:style-name="Source_20_Text"><text:span text:style-name="T11">}</text:span></text:span></text:p>
      <text:p text:style-name="P13"><text:span text:style-name="Source_20_Text"><text:span text:style-name="T11">});</text:span></text:span></text:p>
      <text:p text:style-name="P13"><text:span text:style-name="Source_20_Text"><text:span text:style-name="T11"/></text:span></text:p>
      <text:p text:style-name="P13"><text:soft-page-break/><text:span text:style-name="Source_20_Text"><text:span text:style-name="T11"/></text:span></text:p>
      <text:p text:style-name="P13"><text:span text:style-name="Source_20_Text"><text:span text:style-name="T11"/></text:span></text:p>
      <text:p text:style-name="P13"><text:span text:style-name="Source_20_Text"><text:span text:style-name="T11"/></text:span></text:p>
      <text:h text:style-name="P23" text:outline-level="3"><text:span text:style-name="Source_20_Text"><text:span text:style-name="T28">Aplicar un funcion a un </text:span></text:span><text:span text:style-name="Source_20_Text"><text:span text:style-name="T7">evento</text:span></text:span></text:h>
      <text:p text:style-name="P13"><text:span text:style-name="Source_20_Text"><text:span text:style-name="T11">$( </text:span></text:span><text:span text:style-name="Source_20_Text"><text:span text:style-name="T23">"div"</text:span></text:span><text:span text:style-name="Source_20_Text"><text:span text:style-name="T11"> ).on( </text:span></text:span><text:span text:style-name="Source_20_Text"><text:span text:style-name="T23">"click"</text:span></text:span><text:span text:style-name="Source_20_Text"><text:span text:style-name="T11">, </text:span></text:span><text:span text:style-name="Source_20_Text"><text:span text:style-name="T15">function</text:span></text:span><text:span text:style-name="Source_20_Text"><text:span text:style-name="T11">( event ) {</text:span></text:span></text:p>
      <text:p text:style-name="P13"><text:span text:style-name="Source_20_Text"><text:span text:style-name="T18"><text:s text:c="4"/></text:span></text:span><text:span text:style-name="Source_20_Text"><text:span text:style-name="T11">console.log( </text:span></text:span><text:span text:style-name="Source_20_Text"><text:span text:style-name="T23">"event object:"</text:span></text:span><text:span text:style-name="Source_20_Text"><text:span text:style-name="T11"> );</text:span></text:span></text:p>
      <text:p text:style-name="P13"><text:span text:style-name="Source_20_Text"><text:span text:style-name="T18"><text:s text:c="4"/></text:span></text:span><text:span text:style-name="Source_20_Text"><text:span text:style-name="T11">console.dir( event );</text:span></text:span></text:p>
      <text:p text:style-name="P13"><text:span text:style-name="Source_20_Text"><text:span text:style-name="T11">});</text:span></text:span></text:p>
      <text:p text:style-name="P13"><text:span text:style-name="Source_20_Text"><text:span text:style-name="T11"/></text:span></text:p>
      <text:p text:style-name="P13"><text:span text:style-name="Source_20_Text"><text:span text:style-name="T11"/></text:span></text:p>
      <text:p text:style-name="P13"><text:span text:style-name="Source_20_Text"><text:span text:style-name="T11"/></text:span></text:p>
      <text:h text:style-name="P23" text:outline-level="3"><text:span text:style-name="Source_20_Text"><text:span text:style-name="T28">Paso de parámetros </text:span></text:span><text:span text:style-name="Source_20_Text"><text:span text:style-name="T8">a un </text:span></text:span><text:span text:style-name="Source_20_Text"><text:span text:style-name="T7">evento</text:span></text:span></text:h>
      <text:p text:style-name="P13"><text:span text:style-name="Source_20_Text"><text:span text:style-name="T11">$( </text:span></text:span><text:span text:style-name="Source_20_Text"><text:span text:style-name="T23">"p"</text:span></text:span><text:span text:style-name="Source_20_Text"><text:span text:style-name="T11"> ).on( </text:span></text:span><text:span text:style-name="Source_20_Text"><text:span text:style-name="T23">"click"</text:span></text:span><text:span text:style-name="Source_20_Text"><text:span text:style-name="T11">, {</text:span></text:span></text:p>
      <text:p text:style-name="P13"><text:span text:style-name="Source_20_Text"><text:span text:style-name="T18"><text:s text:c="4"/></text:span></text:span><text:span text:style-name="Source_20_Text"><text:span text:style-name="T11">foo: </text:span></text:span><text:span text:style-name="Source_20_Text"><text:span text:style-name="T23">"bar"</text:span></text:span></text:p>
      <text:p text:style-name="P13"><text:span text:style-name="Source_20_Text"><text:span text:style-name="T11">}, </text:span></text:span><text:span text:style-name="Source_20_Text"><text:span text:style-name="T15">function</text:span></text:span><text:span text:style-name="Source_20_Text"><text:span text:style-name="T11">( event ) {</text:span></text:span></text:p>
      <text:p text:style-name="P13"><text:span text:style-name="Source_20_Text"><text:span text:style-name="T18"><text:s text:c="4"/></text:span></text:span><text:span text:style-name="Source_20_Text"><text:span text:style-name="T11">console.log( </text:span></text:span><text:span text:style-name="Source_20_Text"><text:span text:style-name="T23">"event data: "</text:span></text:span><text:span text:style-name="Source_20_Text"><text:span text:style-name="T11"> + event.data.foo + </text:span></text:span><text:span text:style-name="Source_20_Text"><text:span text:style-name="T23">" (should be 'bar')"</text:span></text:span><text:span text:style-name="Source_20_Text"><text:span text:style-name="T11"> );</text:span></text:span></text:p>
      <text:p text:style-name="P13"><text:span text:style-name="Source_20_Text"><text:span text:style-name="T11">});</text:span></text:span></text:p>
      <text:p text:style-name="P13"><text:span text:style-name="Source_20_Text"><text:span text:style-name="T11"/></text:span></text:p>
      <text:p text:style-name="P13"><text:span text:style-name="Source_20_Text"><text:span text:style-name="T11"/></text:span></text:p>
      <text:h text:style-name="P22" text:outline-level="3"><text:span text:style-name="Source_20_Text"><text:span text:style-name="T29">Eventos que se ejecutan una sola vez</text:span></text:span></text:h>
      <text:p text:style-name="P8"><text:span text:style-name="Source_20_Text"><text:span text:style-name="T13">$( </text:span></text:span><text:span text:style-name="Source_20_Text"><text:span text:style-name="T25">"p"</text:span></text:span><text:span text:style-name="Source_20_Text"><text:span text:style-name="T13"> ).one( </text:span></text:span><text:span text:style-name="Source_20_Text"><text:span text:style-name="T25">"click"</text:span></text:span><text:span text:style-name="Source_20_Text"><text:span text:style-name="T13">, </text:span></text:span><text:span text:style-name="Source_20_Text"><text:span text:style-name="T16">function</text:span></text:span><text:span text:style-name="Source_20_Text"><text:span text:style-name="T13">() {</text:span></text:span></text:p>
      <text:p text:style-name="P13"><text:span text:style-name="Source_20_Text"><text:span text:style-name="T18"><text:s text:c="4"/></text:span></text:span><text:span text:style-name="Source_20_Text"><text:span text:style-name="T11">console.log( </text:span></text:span><text:span text:style-name="Source_20_Text"><text:span text:style-name="T23">"You just clicked this for the first time!"</text:span></text:span><text:span text:style-name="Source_20_Text"><text:span text:style-name="T11"> );</text:span></text:span></text:p>
      <text:p text:style-name="P13"><text:span text:style-name="Source_20_Text"><text:span text:style-name="T18"><text:s text:c="4"/></text:span></text:span><text:span text:style-name="Source_20_Text"><text:span text:style-name="T11">$( </text:span></text:span><text:span text:style-name="Source_20_Text"><text:span text:style-name="T15">this</text:span></text:span><text:span text:style-name="Source_20_Text"><text:span text:style-name="T11"> ).click(</text:span></text:span><text:span text:style-name="Source_20_Text"><text:span text:style-name="T15">function</text:span></text:span><text:span text:style-name="Source_20_Text"><text:span text:style-name="T11">() {</text:span></text:span></text:p>
      <text:p text:style-name="P13"><text:span text:style-name="Source_20_Text"><text:span text:style-name="T18"><text:s text:c="8"/></text:span></text:span><text:span text:style-name="Source_20_Text"><text:span text:style-name="T11">console.log( </text:span></text:span><text:span text:style-name="Source_20_Text"><text:span text:style-name="T23">"You have clicked this before!"</text:span></text:span><text:span text:style-name="Source_20_Text"><text:span text:style-name="T11"> );</text:span></text:span></text:p>
      <text:p text:style-name="P13"><text:span text:style-name="Source_20_Text"><text:span text:style-name="T18"><text:s text:c="4"/></text:span></text:span><text:span text:style-name="Source_20_Text"><text:span text:style-name="T11">});</text:span></text:span></text:p>
      <text:p text:style-name="P13"><text:span text:style-name="Source_20_Text"><text:span text:style-name="T11">});</text:span></text:span></text:p>
      <text:p text:style-name="P7"><text:span text:style-name="Source_20_Text"><text:span text:style-name="T9"/></text:span></text:p>
      <text:p text:style-name="P9"><text:span text:style-name="Source_20_Text"><text:span text:style-name="T9"/></text:span></text:p>
      <text:p text:style-name="P7"><text:span text:style-name="Source_20_Text"><text:span text:style-name="T9"/></text:span></text:p>
      <text:h text:style-name="P22" text:outline-level="3"><text:span text:style-name="Source_20_Text"><text:span text:style-name="T9">Even </text:span></text:span><text:span text:style-name="Source_20_Text"><text:span text:style-name="T29">Handling. Prevent. (Evitar).</text:span></text:span></text:h>
      <text:p text:style-name="P13"><text:span text:style-name="Source_20_Text"><text:span text:style-name="T11">$( </text:span></text:span><text:span text:style-name="Source_20_Text"><text:span text:style-name="T23">"a"</text:span></text:span><text:span text:style-name="Source_20_Text"><text:span text:style-name="T11"> ).click(</text:span></text:span><text:span text:style-name="Source_20_Text"><text:span text:style-name="T15">function</text:span></text:span><text:span text:style-name="Source_20_Text"><text:span text:style-name="T11">( event ) {</text:span></text:span></text:p>
      <text:p text:style-name="P13"><text:span text:style-name="Source_20_Text"><text:span text:style-name="T18"><text:s text:c="4"/></text:span></text:span><text:span text:style-name="Source_20_Text"><text:span text:style-name="T15">var</text:span></text:span><text:span text:style-name="Source_20_Text"><text:span text:style-name="T11"> elem = $( </text:span></text:span><text:span text:style-name="Source_20_Text"><text:span text:style-name="T15">this</text:span></text:span><text:span text:style-name="Source_20_Text"><text:span text:style-name="T11"> );</text:span></text:span></text:p>
      <text:p text:style-name="P13"><text:span text:style-name="Source_20_Text"><text:span text:style-name="T18"><text:s text:c="4"/></text:span></text:span><text:span text:style-name="Source_20_Text"><text:span text:style-name="T15">if</text:span></text:span><text:span text:style-name="Source_20_Text"><text:span text:style-name="T11"> ( elem.attr( </text:span></text:span><text:span text:style-name="Source_20_Text"><text:span text:style-name="T23">"href"</text:span></text:span><text:span text:style-name="Source_20_Text"><text:span text:style-name="T11"> ).match( </text:span></text:span><text:span text:style-name="Source_20_Text"><text:span text:style-name="T23">"evil"</text:span></text:span><text:span text:style-name="Source_20_Text"><text:span text:style-name="T11"> ) ) {</text:span></text:span></text:p>
      <text:p text:style-name="P13"><text:span text:style-name="Source_20_Text"><text:span text:style-name="T18"><text:s text:c="8"/></text:span></text:span><text:span text:style-name="Source_20_Text"><text:span text:style-name="T11">event.preventDefault();</text:span></text:span></text:p>
      <text:p text:style-name="P13"><text:span text:style-name="Source_20_Text"><text:span text:style-name="T18"><text:s text:c="8"/></text:span></text:span><text:span text:style-name="Source_20_Text"><text:span text:style-name="T11">elem.addClass( </text:span></text:span><text:span text:style-name="Source_20_Text"><text:span text:style-name="T23">"evil"</text:span></text:span><text:span text:style-name="Source_20_Text"><text:span text:style-name="T11"> );</text:span></text:span></text:p>
      <text:p text:style-name="P13"><text:span text:style-name="Source_20_Text"><text:span text:style-name="T18"><text:s text:c="4"/></text:span></text:span><text:span text:style-name="Source_20_Text"><text:span text:style-name="T11">}</text:span></text:span></text:p>
      <text:p text:style-name="P13"><text:span text:style-name="Source_20_Text"><text:span text:style-name="T11">});</text:span></text:span></text:p>
      <text:p text:style-name="P13"><text:span text:style-name="Source_20_Text"><text:span text:style-name="T11"/></text:span></text:p>
      <text:p text:style-name="P13"><text:span text:style-name="Source_20_Text"><text:span text:style-name="T11"/></text:span></text:p>
      <text:p text:style-name="P14"><text:span text:style-name="Source_20_Text"><text:span text:style-name="T17">Ejemplo</text:span></text:span><text:span text:style-name="Source_20_Text"><text:span text:style-name="T12">:</text:span></text:span></text:p>
      <text:p text:style-name="P14"><text:span text:style-name="Source_20_Text"><text:span text:style-name="T19">&lt;!DOCTYPE html&gt;</text:span></text:span></text:p>
      <text:p text:style-name="P14"><text:span text:style-name="Source_20_Text"><text:span text:style-name="T19">&lt;html&gt;</text:span></text:span></text:p>
      <text:p text:style-name="P14"><text:span text:style-name="Source_20_Text"><text:span text:style-name="T19">&lt;head&gt;</text:span></text:span></text:p>
      <text:p text:style-name="P14"><text:span text:style-name="Source_20_Text"><text:span text:style-name="T19">&lt;script src="https://ajax.googleapis.com/ajax/libs/jquery/3.1.1/jquery.min.js"&gt;&lt;/script&gt;</text:span></text:span></text:p>
      <text:p text:style-name="P14"><text:span text:style-name="Source_20_Text"><text:span text:style-name="T19">&lt;script&gt;</text:span></text:span></text:p>
      <text:p text:style-name="P14"><text:span text:style-name="Source_20_Text"><text:span text:style-name="T19">$(document).ready(function(){</text:span></text:span></text:p>
      <text:p text:style-name="P14"><text:span text:style-name="Source_20_Text"><text:span text:style-name="T19"><text:s text:c="4"/>$("a").click(function(event){</text:span></text:span></text:p>
      <text:p text:style-name="P14"><text:span text:style-name="Source_20_Text"><text:span text:style-name="T19"><text:s text:c="8"/>event.preventDefault();</text:span></text:span></text:p>
      <text:p text:style-name="P14"><text:span text:style-name="Source_20_Text"><text:span text:style-name="T19"><text:s text:c="4"/>});</text:span></text:span></text:p>
      <text:p text:style-name="P14"><text:span text:style-name="Source_20_Text"><text:span text:style-name="T19">});</text:span></text:span></text:p>
      <text:p text:style-name="P14"><text:span text:style-name="Source_20_Text"><text:span text:style-name="T19">&lt;/script&gt;</text:span></text:span></text:p>
      <text:p text:style-name="P14"><text:span text:style-name="Source_20_Text"><text:span text:style-name="T19">&lt;/head&gt;</text:span></text:span></text:p>
      <text:p text:style-name="P14"><text:span text:style-name="Source_20_Text"><text:span text:style-name="T19">&lt;body&gt;</text:span></text:span></text:p>
      <text:p text:style-name="P14"><text:span text:style-name="Source_20_Text"><text:span text:style-name="T19"/></text:span></text:p>
      <text:p text:style-name="P14"><text:span text:style-name="Source_20_Text"><text:span text:style-name="T19">&lt;a href="http://w3schools.com/"&gt;Go to W3Schools.com&lt;/a&gt;</text:span></text:span></text:p>
      <text:p text:style-name="P14"><text:span text:style-name="Source_20_Text"><text:span text:style-name="T19"/></text:span></text:p>
      <text:p text:style-name="P14"><text:span text:style-name="Source_20_Text"><text:span text:style-name="T19">&lt;p&gt;The preventDefault() method will prevent the link above from following the URL.&lt;/p&gt;</text:span></text:span></text:p>
      <text:p text:style-name="P14"><text:span text:style-name="Source_20_Text"><text:span text:style-name="T19"/></text:span></text:p>
      <text:p text:style-name="P14"><text:span text:style-name="Source_20_Text"><text:span text:style-name="T19">&lt;/body&gt;</text:span></text:span></text:p>
      <text:p text:style-name="P14"><text:span text:style-name="Source_20_Text"><text:span text:style-name="T19">&lt;/html&gt;</text:span></text:span></text:p>
      <text:p text:style-name="P7"><text:span text:style-name="Source_20_Text"><text:span text:style-name="T9"/></text:span></text:p>
      <text:p text:style-name="P9"><text:span text:style-name="Source_20_Text"><text:span text:style-name="T9"/></text:span></text:p>
      <text:h text:style-name="P19" text:outline-level="2"><text:span text:style-name="Source_20_Text"><text:span text:style-name="T31">Listado de eventos</text:span></text:span></text:h>
      <text:p text:style-name="P13"><text:span text:style-name="Source_20_Text"><text:span text:style-name="T11"/></text:span></text:p>
      <text:h text:style-name="P19" text:outline-level="2"><text:span text:style-name="Source_20_Text"><text:span text:style-name="T30">1</text:span></text:span><text:span text:style-name="Source_20_Text"><text:span text:style-name="T26">) Eventos </text:span></text:span><text:span text:style-name="Source_20_Text"><text:span text:style-name="T30">del </text:span></text:span><text:span text:style-name="Source_20_Text"><text:span text:style-name="T26">ratón</text:span></text:span></text:h>
      <text:p text:style-name="Text_20_body"><text:span text:style-name="Source_20_Text"/></text:p>
      <text:p text:style-name="Text_20_body">A continuación podemos ver una lista de los eventos que se pueden definir en jQuery que tienen que ver con el ratón. Es decir, cómo definir eventos cuando el usuario realiza diferentes acciones con el ratón sobre los elementos de la página.</text:p>
      <text:p text:style-name="Text_20_body">click()<text:line-break/>Sirve para generar un evento cuando se produce un clic en un elemento de la página.</text:p>
      <text:p text:style-name="Text_20_body">dblclick()<text:line-break/>Para generar un evento cuando se produce un doble clic sobre un elemento.</text:p>
      <text:p text:style-name="Text_20_body">hover()<text:line-break/>Esta función en realidad sirve para manejar dos eventos, cuando el ratón entra y sale de encima de un elemento. Por tanto espera recibir dos funciones en vez de una que se envía a la mayoría de los eventos.</text:p>
      <text:p text:style-name="Text_20_body">mousedown()<text:line-break/>Para generar un evento cuando el usuario hace clic, en el momento que presiona el botón e independientemente de si lo suelta o no. Sirve tanto para el botón derecho como el izquierdo del ratón.</text:p>
      <text:p text:style-name="Text_20_body">mouseup()<text:line-break/>Para generar un evento cuando el usuario ha hecho clic y luego suelta un botón del ratón. El evento mouseup se produce sólo en el momento de soltar el botón.</text:p>
      <text:p text:style-name="Text_20_body">mouseenter()<text:line-break/>Este evento se produce al situar el ratón encima de un elemento de la página.</text:p>
      <text:p text:style-name="Text_20_body">mouseleave()<text:line-break/>Este se desata cuando el ratón sale de encima de un elemento de la página.</text:p>
      <text:p text:style-name="Text_20_body">mousemove()<text:line-break/>Evento que se produce al mover el ratón sobre un elemento de la página.</text:p>
      <text:p text:style-name="Text_20_body">mouseout()<text:line-break/>Este evento sirve para lo mismo que el evento mouseout de JavaScript. Se desata cuando el usuario sale con el ratón de la superficie de un elemento.</text:p>
      <text:p text:style-name="Text_20_body"><text:soft-page-break/>mouseover()<text:line-break/>Sirve para lo mismo que el evento mouseover de Javascript. Se produce cuando el ratón está sobre un elemento, pero tiene como particularidad que puede producirse varias veces mientras se mueve el ratón sobre el elemento, sin necesidad de haber salido.</text:p>
      <text:p text:style-name="Text_20_body">toggle()<text:line-break/>Sirve para indicar dos o más funciones para ejecutar cosas cuando el usuario realiza clics, con la particularidad que esas funciones se van alternando a medida que el usuario hace clics.</text:p>
      <text:p text:style-name="Text_20_body">2) Eventos relacionados con el teclado</text:p>
      <text:p text:style-name="Text_20_body">A continuación se muestran los eventos que pueden modelizarse como respuesta a la pulsación de teclas del teclado.</text:p>
      <text:p text:style-name="Text_20_body">keydown()<text:line-break/>Este evento se produce en el momento que se presiona una tecla del teclado, independientemente de si se libera la presión o se mantiene. Se produce una única vez en el momento exacto de la presión.</text:p>
      <text:p text:style-name="Text_20_body">keypress()<text:line-break/>Este evento ocurre cuando se digita un carácter, o se presiona otro tipo de tecla. Es como el evento keypress de Javascript, por lo que se entiende que keypress() se ejecuta una vez, como respuesta a una pulsación e inmediata liberación de la tecla, o varias veces si se pulsa una tecla y se mantiene pulsada.</text:p>
      <text:p text:style-name="Text_20_body">keyup()<text:line-break/>El evento keyup se ejecuta en el momento de liberar una tecla, es decir, al dejar de presionar una tecla que teníamos pulsada.</text:p>
      <text:p text:style-name="Text_20_body">Nota: a través del objeto evento, que reciben las funciones que indiquemos como parámetro de estos métodos, podemos saber qué tecla se está pulsando, aparte de otras muchas informaciones.</text:p>
      <text:h text:style-name="P20" text:outline-level="2">3) Eventos combinados teclado o ratón</text:h>
      <text:p text:style-name="P11">Ahora mostramos varios eventos que pueden producirse tanto por el ratón como por el teclado, es decir, como resultado de una acción con el ratón o como resultado de presionar teclas en el teclado.</text:p>
      <text:p text:style-name="P12"><text:span text:style-name="T32">focusin()</text:span><text:line-break/>Evento que se produce cuando el elemento gana el foco de la aplicación, que puede producirse al hacer clic sobre un elemento o al presionar el tabulador y situar el foco en ese elemento.</text:p>
      <text:p text:style-name="P12"><text:soft-page-break/><text:span text:style-name="T32">focusout()</text:span><text:line-break/>Ocurre cuando el elemento pierde el foco de la aplicación, que puede ocurrir cuando el foco está en ese elemento y pulsamos el tabulador, o nos movemos a otro elemento con el ratón.</text:p>
      <text:p text:style-name="P12"><text:span text:style-name="T32">focus()</text:span><text:line-break/>Sirve para definir acciones cuando se produce el evento focus de Javascript, cuando el elemento gana el foco de la aplicación.</text:p>
      <text:p text:style-name="Text_20_body"><text:line-break/></text:p>
      <text:p text:style-name="P13"><text:span text:style-name="Source_20_Text"><text:span text:style-name="T11"/></text:span></text:p>
      <text:p text:style-name="P13"><text:span text:style-name="Source_20_Text"><text:span text:style-name="T11"/></text:span></text:p>
      <text:p text:style-name="P15"><text:span text:style-name="Source_20_Text"><text:span text:style-name="T14">Más información en: https://api.jquery.com/category/events/</text:span></text:span></text:p>
      <text:p text:style-name="P13"><text:span text:style-name="Source_20_Text"><text:span text:style-name="T11"/></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Helvetica Neue" svg:font-family="'Helvetica Neue', Helvetica, Arial, sans-serif"/>
    <style:font-face style:name="Mangal1" svg:font-family="Mangal"/>
    <style:font-face style:name="Open Sans" svg:font-family="'Open Sans', 'Helvetica Neue', Helvetica, Arial, sans-serif"/>
    <style:font-face style:name="source-code-pro" svg:font-family="source-code-pro, Consolas, monospace"/>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TML_20_con_20_formato_20_previo" style:display-name="HTML con formato previo"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SimSun1" style:font-family-asian="SimSun, 宋体" style:font-pitch-asian="variable" style:font-size-asian="10pt" style:language-asian="zh" style:country-asian="CN"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style:font-name-asian="SimSun1" style:font-family-asian="SimSun, 宋体" style:font-pitch-asian="variable" style:language-asian="zh" style:country-asian="CN" style:font-name-complex="Times New Roman" style:font-family-complex="'Times New Roman'" style:font-family-generic-complex="roman" style:font-pitch-complex="variable" style:font-size-complex="12pt"/>
    </style:style>
    <style:style style:name="just" style:family="paragraph" style:parent-style-name="Standard">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style:font-name-asian="SimSun1" style:font-family-asian="SimSun, 宋体" style:font-pitch-asian="variable" style:language-asian="zh" style:country-asian="CN" style:font-name-complex="Times New Roman" style:font-family-complex="'Times New Roman'" style:font-family-generic-complex="roman" style:font-pitch-complex="variable"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style style:name="WW8Num4z2"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4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apple-converted-space" style:family="text" style:parent-style-name="Fuente_20_de_20_párrafo_20_predeter."/>
    <style:style style:name="Código_20_HTML" style:display-name="Código HTML" style:family="text" style:parent-style-name="Fuente_20_de_20_párrafo_20_predeter.">
      <style:text-properties style:font-name="Courier New" fo:font-family="'Courier New'" style:font-family-generic="modern" fo:font-size="10pt" style:font-name-asian="SimSun1" style:font-family-asian="SimSun, 宋体" style:font-pitch-asian="variable" style:font-size-asian="10pt" style:font-name-complex="Courier New" style:font-family-complex="'Courier New'" style:font-family-generic-complex="modern" style:font-size-complex="10pt"/>
    </style:style>
    <style:style style:name="token_20_tag" style:display-name="token tag" style:family="text" style:parent-style-name="Fuente_20_de_20_párrafo_20_predeter."/>
    <style:style style:name="token_20_punctuation" style:display-name="token punctuation" style:family="text" style:parent-style-name="Fuente_20_de_20_párrafo_20_predeter."/>
    <style:style style:name="token_20_attr-name" style:display-name="token attr-name" style:family="text" style:parent-style-name="Fuente_20_de_20_párrafo_20_predeter."/>
    <style:style style:name="token_20_attr-value" style:display-name="token attr-value" style:family="text" style:parent-style-name="Fuente_20_de_20_párrafo_20_predeter."/>
    <style:style style:name="token_20_atrule" style:display-name="token atrule" style:family="text" style:parent-style-name="Fuente_20_de_20_párrafo_20_predeter."/>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highlt" style:family="text" style:parent-style-name="Fuente_20_de_20_párrafo_20_predeter."/>
    <style:style style:name="highele" style:family="text" style:parent-style-name="Fuente_20_de_20_párrafo_20_predeter."/>
    <style:style style:name="highatt" style:family="text" style:parent-style-name="Fuente_20_de_20_párrafo_20_predeter."/>
    <style:style style:name="highval" style:family="text" style:parent-style-name="Fuente_20_de_20_párrafo_20_predeter."/>
    <style:style style:name="highgt" style:family="text" style:parent-style-name="Fuente_20_de_20_párrafo_20_predeter."/>
    <style:style style:name="Emphasis" style:family="text" style:parent-style-name="Fuente_20_de_20_párrafo_20_predeter.">
      <style:text-properties fo:font-style="italic" style:font-style-asian="italic" style:font-style-complex="italic"/>
    </style:style>
    <style:style style:name="Cita_20_HTML" style:display-name="Cita HTML" style:family="text" style:parent-style-name="Fuente_20_de_20_párrafo_20_predeter.">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text:list-tab-stop-position="3.149cm" fo:text-indent="-0.635cm" fo:margin-left="3.149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59cm" fo:text-indent="-0.635cm" fo:margin-left="6.959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69cm" fo:text-indent="-0.635cm" fo:margin-left="10.769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Verdana"/>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4z5"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4z5"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Verdana"/>
      </text:list-level-style-bullet>
      <text:list-level-style-bullet text:level="2" text:style-name="WW8Num6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29817a"/>
    </style:style>
    <style:style style:name="MP2" style:family="paragraph" style:parent-style-name="Header">
      <style:paragraph-properties fo:text-align="end" style:justify-single-word="false"/>
      <style:text-properties style:font-name="Verdana" fo:font-size="8pt" fo:font-style="italic" style:text-underline-style="solid" style:text-underline-width="auto" style:text-underline-color="font-color" officeooo:paragraph-rsid="0029817a" style:font-size-asian="8pt" style:font-style-asian="italic" style:font-name-complex="Verdana" style:font-size-complex="8pt" style:font-style-complex="italic"/>
    </style:style>
    <style:style style:name="MP3" style:family="paragraph" style:parent-style-name="Footer">
      <style:paragraph-properties fo:text-align="end" style:justify-single-word="false"/>
    </style:style>
    <style:style style:name="MT1" style:family="text">
      <style:text-properties style:font-name="Verdana" fo:font-size="8pt" fo:font-style="italic" style:text-underline-style="solid" style:text-underline-width="auto" style:text-underline-color="font-color" style:font-size-asian="8pt" style:font-style-asian="italic" style:font-name-complex="Verdana" style:font-size-complex="8pt" style:font-style-complex="italic"/>
    </style:style>
    <style:style style:name="MT2" style:family="text">
      <style:text-properties style:font-name="Verdana" fo:font-size="8pt" fo:font-style="italic" style:text-underline-style="solid" style:text-underline-width="auto" style:text-underline-color="font-color" officeooo:rsid="003be3cf" style:font-size-asian="8pt" style:font-style-asian="italic" style:font-name-complex="Verdana" style:font-size-complex="8pt" style:font-style-complex="italic"/>
    </style:style>
    <style:style style:name="MT3" style:family="text">
      <style:text-properties style:font-name="Verdana" fo:font-size="8pt" fo:font-style="italic" style:text-underline-style="solid" style:text-underline-width="auto" style:text-underline-color="font-color" officeooo:rsid="00362417" style:font-size-asian="8pt" style:font-style-asian="italic" style:font-name-complex="Verdana" style:font-size-complex="8pt" style:font-style-complex="italic"/>
    </style:style>
    <style:style style:name="MT4" style:family="text">
      <style:text-properties style:font-name="Verdana" fo:font-size="8pt" fo:font-style="italic" style:text-underline-style="solid" style:text-underline-width="auto" style:text-underline-color="font-color" officeooo:rsid="003450ef" style:font-size-asian="8pt" style:font-style-asian="italic" style:font-name-complex="Verdana" style:font-size-complex="8pt" style:font-style-complex="italic"/>
    </style:style>
    <style:style style:name="MT5" style:family="text">
      <style:text-properties officeooo:rsid="003be3cf"/>
    </style:style>
    <style:style style:name="MT6" style:family="text">
      <style:text-properties style:font-name="Verdana" fo:font-size="8pt" fo:font-style="italic" style:font-size-asian="8pt" style:font-style-asian="italic" style:font-name-complex="Verdana" style:font-size-complex="8pt" style:font-style-complex="italic"/>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text:span text:style-name="MT1">D</text:span><text:span text:style-name="MT2">OR</text:span><text:span text:style-name="MT1">:: </text:span><text:span text:style-name="MT3">Eventos</text:span><text:span text:style-name="MT4"> JQuery</text:span></text:p>
        <text:p text:style-name="MP2">Desarrollo de <text:span text:style-name="MT5">Interfaces web</text:span> :: <text:s/>CIFP Villa de Agüimes</text:p>
      </style:header>
      <style:footer>
        <text:p text:style-name="MP3"><text:span text:style-name="MT6">Página </text:span><text:span text:style-name="Page_20_Number"><text:span text:style-name="MT6"><text:page-number text:select-page="current">7</text:page-number></text:span></text:span><text:span text:style-name="Page_20_Number"><text:span text:style-name="MT6"> de </text:span></text:span><text:span text:style-name="Page_20_Number"><text:span text:style-name="MT6"><text:page-count style:num-format="1">7</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DAD DE TRABAJO Nº 1: Unidades funcionales de un ordenador digital</dc:title>
    <meta:initial-creator>Juan</meta:initial-creator>
    <meta:creation-date>2014-10-27T23:59:00</meta:creation-date>
    <dc:date>2017-02-03T14:26:51.638000000</dc:date>
    <meta:print-date>2014-10-12T19:53:00</meta:print-date>
    <meta:editing-cycles>158</meta:editing-cycles>
    <meta:editing-duration>PT9H14M3S</meta:editing-duration>
    <meta:generator>LibreOffice/5.2.2.2$Windows_x86 LibreOffice_project/8f96e87c890bf8fa77463cd4b640a2312823f3ad</meta:generator>
    <meta:document-statistic meta:table-count="0" meta:image-count="0" meta:object-count="0" meta:page-count="7" meta:paragraph-count="118" meta:word-count="1000" meta:character-count="6231" meta:non-whitespace-character-count="5201"/>
  </office:meta>
</office:document-meta>
</file>